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0cdae" officeooo:paragraph-rsid="0010cda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10cdae" officeooo:paragraph-rsid="0010cdae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10cdae" officeooo:paragraph-rsid="0010cda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0cdae" officeooo:paragraph-rsid="0010cda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6865d" officeooo:paragraph-rsid="0016865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cbd6d" officeooo:paragraph-rsid="001cbd6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0cdae" officeooo:paragraph-rsid="0010cda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1a40e" officeooo:paragraph-rsid="0011a40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30f08" officeooo:paragraph-rsid="00130f0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4575d" officeooo:paragraph-rsid="0014575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6865d" officeooo:paragraph-rsid="0016865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78b7a" officeooo:paragraph-rsid="00178b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881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a5cd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198f41" officeooo:paragraph-rsid="00198f4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198f41" officeooo:paragraph-rsid="001a5cd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1a5cdc" officeooo:paragraph-rsid="001a5cd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1c4e21" officeooo:paragraph-rsid="001c4e2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1cbd6d" officeooo:paragraph-rsid="001cbd6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normal" officeooo:rsid="001d4815" officeooo:paragraph-rsid="001d481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1d4815" officeooo:paragraph-rsid="001cbd6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1d4815" officeooo:paragraph-rsid="002794a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1dfa11" officeooo:paragraph-rsid="001dfa1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1f91b4" officeooo:paragraph-rsid="001f91b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normal" officeooo:rsid="00206599" officeooo:paragraph-rsid="0020659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weight="normal" officeooo:rsid="0024c9a6" officeooo:paragraph-rsid="0024c9a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26958a" officeooo:paragraph-rsid="0026958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normal" officeooo:rsid="00265b6b" officeooo:paragraph-rsid="002b3eb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fo:background-color="#ffff0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normal" officeooo:rsid="00198f41" officeooo:paragraph-rsid="00198f41" fo:background-color="#ffff0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fo:background-color="#d4ea6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normal" officeooo:rsid="001a49e7" officeooo:paragraph-rsid="001a49e7" fo:background-color="#d4ea6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198f41" fo:background-color="#ffdbb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24c9a6" fo:background-color="#ffdbb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4pt" fo:font-weight="bold" officeooo:rsid="0010cdae" officeooo:paragraph-rsid="0010cda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4pt" fo:font-weight="bold" officeooo:rsid="0011a40e" officeooo:paragraph-rsid="0011a40e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4pt" fo:font-weight="bold" officeooo:rsid="00130f08" officeooo:paragraph-rsid="00130f0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4pt" fo:font-weight="bold" officeooo:rsid="0026958a" officeooo:paragraph-rsid="0026958a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78b7a" officeooo:paragraph-rsid="00178b7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98f41" officeooo:paragraph-rsid="00198f4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198f41" officeooo:paragraph-rsid="001a5cd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1bcfa9"/>
    </style:style>
    <style:style style:name="P44" style:family="paragraph" style:parent-style-name="Standard">
      <style:paragraph-properties fo:text-align="start" style:justify-single-word="false"/>
      <style:text-properties officeooo:paragraph-rsid="001cbd6d"/>
    </style:style>
    <style:style style:name="P45" style:family="paragraph" style:parent-style-name="Standard">
      <style:paragraph-properties fo:text-align="start" style:justify-single-word="false"/>
      <style:text-properties officeooo:paragraph-rsid="00198f41" fo:background-color="#ffff00"/>
    </style:style>
    <style:style style:name="P46" style:family="paragraph" style:parent-style-name="Standard">
      <style:paragraph-properties fo:text-align="start" style:justify-single-word="false" fo:break-before="page"/>
      <style:text-properties fo:font-weight="bold" officeooo:paragraph-rsid="001cbd6d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normal" officeooo:rsid="002c3c03" officeooo:paragraph-rsid="002c3c0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2pt" fo:font-weight="normal" officeooo:rsid="0018811a" officeooo:paragraph-rsid="002dbd5a" fo:background-color="#ffdbb6" style:font-size-asian="12pt" style:font-weight-asian="normal" style:font-size-complex="12pt" style:font-weight-complex="normal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="solid" draw:fill-color="#ffffff"/>
      <style:paragraph-properties fo:text-align="center" style:writing-mode="lr-tb"/>
    </style:style>
    <style:style style:name="P51" style:family="paragraph">
      <style:paragraph-properties fo:text-align="center"/>
    </style:style>
    <style:style style:name="T1" style:family="text">
      <style:text-properties officeooo:rsid="0011a40e"/>
    </style:style>
    <style:style style:name="T2" style:family="text">
      <style:text-properties officeooo:rsid="00130f08"/>
    </style:style>
    <style:style style:name="T3" style:family="text">
      <style:text-properties officeooo:rsid="0014575d"/>
    </style:style>
    <style:style style:name="T4" style:family="text">
      <style:text-properties officeooo:rsid="0014aa67"/>
    </style:style>
    <style:style style:name="T5" style:family="text">
      <style:text-properties officeooo:rsid="00178b7a"/>
    </style:style>
    <style:style style:name="T6" style:family="text">
      <style:text-properties style:font-name="Arial" fo:font-size="12pt" fo:font-weight="normal" officeooo:rsid="001a49e7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98f41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a5cdc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bcfa9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1cbd6d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24c9a6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26958a" style:font-size-asian="12pt" style:font-weight-asian="normal" style:font-size-complex="12pt" style:font-weight-complex="normal"/>
    </style:style>
    <style:style style:name="T13" style:family="text">
      <style:text-properties style:font-name="Arial" fo:font-size="12pt" officeooo:rsid="001cbd6d" style:font-size-asian="12pt" style:font-size-complex="12pt"/>
    </style:style>
    <style:style style:name="T14" style:family="text">
      <style:text-properties style:font-name="Arial" fo:font-size="12pt" officeooo:rsid="001d4815" style:font-size-asian="12pt" style:font-size-complex="12pt"/>
    </style:style>
    <style:style style:name="T15" style:family="text">
      <style:text-properties officeooo:rsid="00198f41"/>
    </style:style>
    <style:style style:name="T16" style:family="text">
      <style:text-properties officeooo:rsid="001a49e7"/>
    </style:style>
    <style:style style:name="T17" style:family="text">
      <style:text-properties officeooo:rsid="001a5cdc"/>
    </style:style>
    <style:style style:name="T18" style:family="text">
      <style:text-properties officeooo:rsid="001bcfa9"/>
    </style:style>
    <style:style style:name="T19" style:family="text">
      <style:text-properties officeooo:rsid="001c4e21"/>
    </style:style>
    <style:style style:name="T20" style:family="text">
      <style:text-properties fo:background-color="#ffdbb6" loext:char-shading-value="0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24c9a6" fo:background-color="#ffffff" loext:char-shading-value="0"/>
    </style:style>
    <style:style style:name="T23" style:family="text">
      <style:text-properties officeooo:rsid="001a49e7" fo:background-color="#ffffff" loext:char-shading-value="0"/>
    </style:style>
    <style:style style:name="T24" style:family="text">
      <style:text-properties officeooo:rsid="001a49e7" fo:background-color="#ffffff" loext:char-shading-value="0"/>
    </style:style>
    <style:style style:name="T25" style:family="text">
      <style:text-properties officeooo:rsid="002dbd5a" fo:background-color="#ffffff" loext:char-shading-value="0"/>
    </style:style>
    <style:style style:name="T26" style:family="text">
      <style:text-properties officeooo:rsid="002dbd5a" fo:background-color="#ffffff" loext:char-shading-value="0"/>
    </style:style>
    <style:style style:name="T27" style:family="text">
      <style:text-properties fo:background-color="#ffffff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2b3ebf" fo:background-color="#ffff00" loext:char-shading-value="0"/>
    </style:style>
    <style:style style:name="T30" style:family="text">
      <style:text-properties officeooo:rsid="002b3ebf" fo:background-color="#ffff00" loext:char-shading-value="0"/>
    </style:style>
    <style:style style:name="T31" style:family="text">
      <style:text-properties fo:background-color="#ffff00" loext:char-shading-value="0"/>
    </style:style>
    <style:style style:name="T32" style:family="text">
      <style:text-properties fo:background-color="#d4ea6b" loext:char-shading-value="0"/>
    </style:style>
    <style:style style:name="T33" style:family="text">
      <style:text-properties officeooo:rsid="001cbd6d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officeooo:rsid="0022531a"/>
    </style:style>
    <style:style style:name="T36" style:family="text">
      <style:text-properties officeooo:rsid="0024c9a6"/>
    </style:style>
    <style:style style:name="T37" style:family="text">
      <style:text-properties officeooo:rsid="0026958a"/>
    </style:style>
    <style:style style:name="T38" style:family="text">
      <style:text-properties officeooo:rsid="00225925"/>
    </style:style>
    <style:style style:name="T39" style:family="text">
      <style:text-properties officeooo:rsid="00298888"/>
    </style:style>
    <style:style style:name="T40" style:family="text">
      <style:text-properties officeooo:rsid="002b3ebf"/>
    </style:style>
    <style:style style:name="T41" style:family="text">
      <style:text-properties officeooo:rsid="002c3c03"/>
    </style:style>
    <style:style style:name="T42" style:family="text">
      <style:text-properties officeooo:rsid="002dbd5a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937in" fo:min-width="1.552in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0693in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022 Fall CPSC240-<text:span text:style-name="T36">3</text:span> Midterm Test</text:p>
      <text:p text:style-name="P1">Programming</text:p>
      <text:p text:style-name="P3">October 12, 2022 <text:s/><text:span text:style-name="T40">Official </text:span>Time: 2<text:span text:style-name="T40">pm</text:span>-4pm</text:p>
      <text:p text:style-name="P4"/>
      <text:p text:style-name="P36">Ground rules</text:p>
      <text:p text:style-name="P4"/>
      <text:p text:style-name="P29">Programs may be submitted until <text:span text:style-name="T30">6</text:span><text:span text:style-name="T31">pm</text:span>. <text:s/>At <text:span text:style-name="T40">6</text:span>pm the door closes and no programs are accepted. <text:s/>This is intended to reduce the stress during programming.</text:p>
      <text:p text:style-name="P4"/>
      <text:p text:style-name="P7">Create a program in the modular style used in this class.</text:p>
      <text:p text:style-name="P7"/>
      <text:p text:style-name="P7">To save time we will dispense with the full set of comments. <text:s/>Only these are required:</text:p>
      <text:p text:style-name="P7"><text:tab/>Author name (yourself)</text:p>
      <text:p text:style-name="P7"><text:tab/>Author preferred email address</text:p>
      <text:p text:style-name="P7"><text:tab/>Today’s date, ie, October 12, 2022</text:p>
      <text:p text:style-name="P7"><text:tab/><text:span text:style-name="T1">Section ID: <text:s/>either “Section </text:span><text:span text:style-name="T40">3</text:span><text:span text:style-name="T1">” or “Section MW 2-</text:span><text:span text:style-name="T40">4</text:span><text:span text:style-name="T1">pm”</text:span></text:p>
      <text:p text:style-name="P7"/>
      <text:p text:style-name="P8">Put the 4 ID comments in all the files. <text:s/>Program files often become separated. <text:s/>I need to identify each file when they become separated.</text:p>
      <text:p text:style-name="P8"/>
      <text:p text:style-name="P8"/>
      <text:p text:style-name="P37">Partial credit</text:p>
      <text:p text:style-name="P8"/>
      <text:p text:style-name="P8">The program description in document specifies the requirement for perfect program. <text:s/>If your program does everything as specified then it receives 100 out of 100.</text:p>
      <text:p text:style-name="P8"/>
      <text:p text:style-name="P8">However, “perfect” is not common. <text:s/><text:span text:style-name="T2">Scores of 95, 87, 74, and 52 are fully respectable scores. <text:s/>For partial credit you simply omit one or more of the requirements of the program. <text:s/>Submit a working program that does not implement every single </text:span><text:span text:style-name="T3">requested detail, but the program still runs to graceful completion. <text:s/>That is a respectable accomplishment. <text:s/>Feel happy that your program completed without a seg fault.</text:span></text:p>
      <text:p text:style-name="P8"/>
      <text:p text:style-name="P10">Avoid this scenario: <text:s text:c="2"/>you read the specification, you implement all the requirements using 5 different source files, you run the bash file which produces 47 compiler and assembler errors, 3 hours later you’re still debugging. <text:s/>But, now it is time to submit a running program. <text:s/>But yours doesn’t compile (assemble), so its score is zero. <text:s/>Socrates said “Don’t chew off more than you can <text:span text:style-name="T4">eat</text:span>”.</text:p>
      <text:p text:style-name="P8"/>
      <text:p text:style-name="P8"/>
      <text:p text:style-name="P38">Blank program</text:p>
      <text:p text:style-name="P9"/>
      <text:p text:style-name="P9">If nothing is working for you then submit the “Blank Program”. <text:s/>This has a driver in C++ and a manager in asm. <text:s/>The driver says “Welcome <text:span text:style-name="T5">to the Party</text:span>”; the manager says “Happy Birthday Chris Sawyer.”, and the driver says “Have a wonderful <text:span text:style-name="T5">birth</text:span>day, <text:span text:style-name="T5">Chris</text:span>.”. <text:s/>It is worth 20 points, which is better than zero.</text:p>
      <text:p text:style-name="P9"/>
      <text:p text:style-name="P47">There is no gdb on this test.</text:p>
      <text:p text:style-name="P5">Calling diagram</text:p>
      <text:p text:style-name="P11"><draw:g text:anchor-type="paragraph" draw:z-index="0" draw:name="Shape1" draw:style-name="gr1"><draw:custom-shape draw:name="Shape1" draw:style-name="gr2" draw:text-style-name="P50" svg:width="1.5524in" svg:height="0.5941in" svg:x="2.5091in" svg:y="0.1681in"><text:p text:style-name="P49">driver.cpp</text:p><draw:enhanced-geometry svg:viewBox="0 0 21600 21600" draw:type="rectangle" draw:enhanced-path="M 0 0 L 21600 0 21600 21600 0 21600 0 0 Z N"/></draw:custom-shape><draw:custom-shape draw:name="Shape1_0" draw:style-name="gr2" draw:text-style-name="P50" svg:width="1.5524in" svg:height="0.5941in" svg:x="2.5508in" svg:y="1.3035in"><text:p text:style-name="P49">manager.asm</text:p><draw:enhanced-geometry svg:viewBox="0 0 21600 21600" draw:type="rectangle" draw:enhanced-path="M 0 0 L 21600 0 21600 21600 0 21600 0 0 Z N"/></draw:custom-shape><draw:custom-shape draw:name="Shape1_1" draw:style-name="gr2" draw:text-style-name="P50" svg:width="1.5524in" svg:height="0.5941in" svg:x="0.4465in" svg:y="2.6827in"><text:p text:style-name="P49">get_data.asm</text:p><draw:enhanced-geometry svg:viewBox="0 0 21600 21600" draw:type="rectangle" draw:enhanced-path="M 0 0 L 21600 0 21600 21600 0 21600 0 0 Z N"/></draw:custom-shape><draw:custom-shape draw:name="Shape1_2" draw:style-name="gr2" draw:text-style-name="P50" svg:width="1.5524in" svg:height="0.5941in" svg:x="2.5091in" svg:y="2.7161in"><text:p text:style-name="P49">show_data.cpp</text:p><draw:enhanced-geometry svg:viewBox="0 0 21600 21600" draw:type="rectangle" draw:enhanced-path="M 0 0 L 21600 0 21600 21600 0 21600 0 0 Z N"/></draw:custom-shape><draw:custom-shape draw:name="Shape1_3" draw:style-name="gr2" draw:text-style-name="P50" svg:width="1.5524in" svg:height="0.5941in" svg:x="4.5091in" svg:y="2.7492in"><text:p text:style-name="P49">length.asm</text:p><draw:enhanced-geometry svg:viewBox="0 0 21600 21600" draw:type="rectangle" draw:enhanced-path="M 0 0 L 21600 0 21600 21600 0 21600 0 0 Z N"/></draw:custom-shape><draw:line draw:name="Shape2" draw:style-name="gr3" draw:text-style-name="P51" svg:x1="3.3417in" svg:y1="0.7618in" svg:x2="3.352in" svg:y2="1.3555in"><text:p/></draw:line><draw:line draw:name="Shape3" draw:style-name="gr3" draw:text-style-name="P51" svg:x1="3.3736in" svg:y1="1.8972in" svg:x2="3.4154in" svg:y2="2.7161in"><text:p/></draw:line><draw:line draw:name="Shape4" draw:style-name="gr3" draw:text-style-name="P51" svg:x1="1.2382in" svg:y1="2.3866in" svg:x2="5.2902in" svg:y2="2.3764in"><text:p/></draw:line><draw:line draw:name="Shape5" draw:style-name="gr3" draw:text-style-name="P51" svg:x1="1.2382in" svg:y1="2.3874in" svg:x2="1.2484in" svg:y2="2.7311in"><text:p/></draw:line><draw:line draw:name="Shape6" draw:style-name="gr3" draw:text-style-name="P51" svg:x1="5.2382in" svg:y1="2.3874in" svg:x2="5.2382in" svg:y2="2.7602in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The programming language is indicated by the file extension.</text:p>
      <text:p text:style-name="P11"/>
      <text:p text:style-name="P11"/>
      <text:p text:style-name="P11"/>
      <text:p text:style-name="P11"/>
      <text:p text:style-name="P12"/>
      <text:p text:style-name="P12"/>
      <text:p text:style-name="P25">In manager.asm declare a constant “arraysize” and set it to <text:span text:style-name="T36">7</text:span>.</text:p>
      <text:p text:style-name="P25"/>
      <text:p text:style-name="P25">Use that constant to declare an array of quadwords in bss.</text:p>
      <text:p text:style-name="P40">Dialog <text:span text:style-name="T15">where everything is valid</text:span></text:p>
      <text:p text:style-name="P11"/>
      <text:p text:style-name="P11"/>
      <text:p text:style-name="P11"/>
      <text:p text:style-name="P11"/>
      <text:p text:style-name="P13">Welcome to <text:span text:style-name="T36">Euclid Length</text:span> authored by &lt;author’s name&gt;</text:p>
      <text:p text:style-name="P13"/>
      <text:p text:style-name="P13">Please enter your <text:span text:style-name="T36">user </text:span>name: <text:s/><text:span text:style-name="T36">Chris Creel</text:span></text:p>
      <text:p text:style-name="P13"/>
      <text:p text:style-name="P13">Please enter floating point numbers separated by ws to be stored in a array of size 7 cells.</text:p>
      <text:p text:style-name="P13">After the last input press &lt;enter&gt; followed by &lt;control+d&gt;.</text:p>
      <text:p text:style-name="P13">3.7 <text:s/>-2.<text:span text:style-name="T36">1</text:span> <text:s text:c="2"/>8.<text:span text:style-name="T36">6</text:span> <text:s text:c="2"/>2.9 <text:s/>&lt;enter&gt; &lt;cntl+d&gt;</text:p>
      <text:p text:style-name="P13"/>
      <text:p text:style-name="P13">These numbers are stored in the array</text:p>
      <text:p text:style-name="P13">3.6999999999</text:p>
      <text:p text:style-name="P13">-2.<text:span text:style-name="T36">0199999998</text:span></text:p>
      <text:p text:style-name="P13">8.<text:span text:style-name="T36">60000000007</text:span></text:p>
      <text:p text:style-name="P13">2.9000000002</text:p>
      <text:p text:style-name="P13"/>
      <text:p text:style-name="P13">The <text:span text:style-name="T36">length of this array is 19</text:span>.7549000009<text:tab/><text:tab/><text:tab/><text:span text:style-name="T36">&lt;==not mathematically correct</text:span></text:p>
      <text:p text:style-name="P13"/>
      <text:p text:style-name="P16">Thank you for using this software, <text:span text:style-name="T36">Chris Creel</text:span>.</text:p>
      <text:p text:style-name="P16">Bye.</text:p>
      <text:p text:style-name="P16">A zero was returned to the operating system.</text:p>
      <text:p text:style-name="P11"/>
      <text:p text:style-name="P11"/>
      <text:p text:style-name="P11"/>
      <text:p text:style-name="P41">Dialog with invalid inputs</text:p>
      <text:p text:style-name="P16"/>
      <text:p text:style-name="P30">Welcome to <text:span text:style-name="T36">Euclid Length</text:span> authored by &lt;author’s name&gt;</text:p>
      <text:p text:style-name="P14"/>
      <text:p text:style-name="P14"><text:span text:style-name="T20">Please enter your name:</text:span> <text:s/><text:span text:style-name="T16">Chris Creel</text:span></text:p>
      <text:p text:style-name="P14"/>
      <text:p text:style-name="P34">Please enter floating point numbers separated by ws to be stored in a array of size <text:span text:style-name="T33">6</text:span> cells.</text:p>
      <text:p text:style-name="P34">After the last input press &lt;enter&gt; followed by &lt;control+d&gt;.</text:p>
      <text:p text:style-name="P14">-<text:span text:style-name="T15">4.</text:span><text:span text:style-name="T36">0</text:span> <text:s text:c="2"/><text:span text:style-name="T36">2</text:span><text:span text:style-name="T15">.</text:span><text:span text:style-name="T36">5</text:span> <text:s text:c="2"/><text:span text:style-name="T15">7P.</text:span><text:span text:style-name="T36">88</text:span> <text:s text:c="2"/><text:span text:style-name="T36">4</text:span>.<text:span text:style-name="T15">5 <text:s text:c="2"/></text:span><text:span text:style-name="T36">7</text:span><text:span text:style-name="T15">.</text:span><text:span text:style-name="T36">8</text:span><text:span text:style-name="T15">.</text:span><text:span text:style-name="T36">9</text:span><text:span text:style-name="T15"> <text:s text:c="2"/>5.</text:span><text:span text:style-name="T36">6</text:span> <text:s/>&lt;enter&gt; &lt;cntl+d&gt;</text:p>
      <text:p text:style-name="P14"/>
      <text:p text:style-name="P34">These numbers are stored in the array</text:p>
      <text:p text:style-name="P32">-<text:span text:style-name="T15">4.</text:span><text:span text:style-name="T36">000000000</text:span></text:p>
      <text:p text:style-name="P32">-<text:span text:style-name="T36">2.5</text:span><text:span text:style-name="T15">0000000</text:span><text:span text:style-name="T36">0</text:span></text:p>
      <text:p text:style-name="P33"><text:span text:style-name="T36">4</text:span>.500000000<text:span text:style-name="T36">0</text:span></text:p>
      <text:p text:style-name="P33">5.<text:span text:style-name="T36">5999999997</text:span></text:p>
      <text:p text:style-name="P14"/>
      <text:p text:style-name="P48"><text:span text:style-name="T36">The length of</text:span> the array is <text:span text:style-name="T16">5.577777779</text:span><text:span text:style-name="T24"><text:tab/></text:span><text:span text:style-name="T27"><text:tab/>&lt;</text:span><text:span text:style-name="T26">== Not mathematically correct</text:span></text:p>
      <text:p text:style-name="P14"/>
      <text:p text:style-name="P45"><text:span text:style-name="T7">Thank you for using this software, </text:span><text:span text:style-name="T6">Chris Creel</text:span><text:span text:style-name="T7">.</text:span></text:p>
      <text:p text:style-name="P31">Bye.</text:p>
      <text:p text:style-name="P31">A zero was returned to the operating system.</text:p>
      <text:p text:style-name="P16"/>
      <text:p text:style-name="P16">//<text:span text:style-name="T19">End dialog</text:span></text:p>
      <text:p text:style-name="P16"/>
      <text:p text:style-name="P19">Color codes</text:p>
      <text:p text:style-name="P19"><text:span text:style-name="T28">Yellow</text:span>: <text:s/>Driver</text:p>
      <text:p text:style-name="P19"><text:span text:style-name="T20">Teal:</text:span><text:span text:style-name="T21"><text:tab/> <text:s text:c="2"/></text:span>Manager</text:p>
      <text:p text:style-name="P19"><text:span text:style-name="T32">Green</text:span>: <text:s/>Show_array</text:p>
      <text:p text:style-name="P19">White: <text:s text:c="2"/>keyboard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Notice that invalid inputs are discarded and never enter the array.</text:p>
      <text:p text:style-name="P19"/>
      <text:p text:style-name="P19">The user’s name “Chris Creel” was returned to the driver.</text:p>
      <text:p text:style-name="P42">Dialog with <text:span text:style-name="T17">too many inputs</text:span></text:p>
      <text:p text:style-name="P17"/>
      <text:p text:style-name="P15">Welcome to Maximum authored by &lt;author’s name&gt;</text:p>
      <text:p text:style-name="P15"/>
      <text:p text:style-name="P15">Please enter your name: <text:s/><text:span text:style-name="T17">Tim Be</text:span><text:span text:style-name="T18">r</text:span><text:span text:style-name="T33">ners</text:span><text:span text:style-name="T17"> Lee</text:span></text:p>
      <text:p text:style-name="P15"/>
      <text:p text:style-name="P15">Please enter floating point numbers separated by ws to be stored in a array of size <text:span text:style-name="T17">6</text:span> cells.</text:p>
      <text:p text:style-name="P15">After the last input press &lt;enter&gt; followed by &lt;control+d&gt;.</text:p>
      <text:p text:style-name="P15"><text:span text:style-name="T17">1.5 <text:s/>2.5 <text:s/>3.5 <text:s/>4.5 <text:s/>5.5 <text:s/>6.5 <text:s/>7.5 <text:s/>8.5 <text:s/>9.5</text:span> <text:s/>&lt;enter&gt; &lt;cntl+d&gt;</text:p>
      <text:p text:style-name="P15"/>
      <text:p text:style-name="P15">These numbers are stored in the array</text:p>
      <text:p text:style-name="P18">1.50000000</text:p>
      <text:p text:style-name="P18">2.50000000</text:p>
      <text:p text:style-name="P18">3.50000000</text:p>
      <text:p text:style-name="P18">4.50000000</text:p>
      <text:p text:style-name="P18">5.50000000</text:p>
      <text:p text:style-name="P18">6.50000000</text:p>
      <text:p text:style-name="P27">7.50000000</text:p>
      <text:p text:style-name="P15"/>
      <text:p text:style-name="P35"><text:span text:style-name="T36">The length of</text:span><text:span text:style-name="T11"> the array is </text:span><text:span text:style-name="T16">5.</text:span><text:span text:style-name="T36">6074388</text:span><text:span text:style-name="T22"><text:tab/><text:tab/>&lt;== Not mathematically correct</text:span></text:p>
      <text:p text:style-name="P15"/>
      <text:p text:style-name="P43"><text:span text:style-name="T7">Thank you for using this software, </text:span><text:span text:style-name="T8">Tim Be</text:span><text:span text:style-name="T9">r</text:span><text:span text:style-name="T10">ners</text:span><text:span text:style-name="T8"> Lee</text:span></text:p>
      <text:p text:style-name="P17">Bye.</text:p>
      <text:p text:style-name="P17">A zero was returned to the operating system.</text:p>
      <text:p text:style-name="P17"/>
      <text:p text:style-name="P17">//<text:span text:style-name="T19">End dialog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9">Notice that the program did not save more than 6 numbers because the array was full.</text:p>
      <text:p text:style-name="P19"/>
      <text:p text:style-name="P6">Partial credit.</text:p>
      <text:p text:style-name="P20"/>
      <text:p text:style-name="P20">The basic rule is leave out something, but make sure the rest works.</text:p>
      <text:p text:style-name="P20"/>
      <text:p text:style-name="P20"/>
      <text:p text:style-name="P20">Examples that could be omitted</text:p>
      <text:p text:style-name="P20"><text:tab/>Omit data validation – <text:span text:style-name="T35">expect all inputs to be correct.</text:span></text:p>
      <text:p text:style-name="P20"><text:tab/>Omit checking for excess data overflowing the array</text:p>
      <text:p text:style-name="P44"><text:span text:style-name="T10"><text:tab/>Omit calling the function that </text:span><text:span text:style-name="T12">computes the length</text:span></text:p>
      <text:p text:style-name="P20"><text:tab/>Omit returning the users name to the driver. <text:s/>Instead return -1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>The Euclid function called length</text:p>
      <text:p text:style-name="P28"/>
      <text:p text:style-name="P28">The length of a one dimensional array of numbers is the square root of the sum of the squares of the number<text:span text:style-name="T41">s</text:span> stored in the array.</text:p>
      <text:p text:style-name="P28"/>
      <text:p text:style-name="P28"/>
      <text:p text:style-name="P28">Example. <text:s text:c="2"/>The array a is <text:s/>6.0 <text:s text:c="2"/>-1.0 <text:s text:c="3"/>4.0 <text:s text:c="3"/>3.0</text:p>
      <text:p text:style-name="P28"/>
      <text:p text:style-name="P28">The length function then computes </text:p>
      <text:p text:style-name="P28"/>
      <text:p text:style-name="P28">sqrt[ (6.0)*(6.0) + (-1.0)*(-1.0) + (4.0)*(4.0) + (3.0)*(3.0) ]</text:p>
      <text:p text:style-name="P28"/>
      <text:p text:style-name="P28"/>
      <text:p text:style-name="P46"><text:span text:style-name="T13">Post </text:span><text:span text:style-name="T14">program closure</text:span></text:p>
      <text:p text:style-name="P22"/>
      <text:p text:style-name="P22"/>
      <text:p text:style-name="P20"/>
      <text:p text:style-name="P20"/>
      <text:p text:style-name="P21">Send all six files as attachments to <text:s/><text:a xlink:type="simple" xlink:href="mailto:holliday@fullerton.edu" text:style-name="Internet_20_link" text:visited-style-name="Visited_20_Internet_20_Link">holliday@fullerton.edu</text:a></text:p>
      <text:p text:style-name="P21"/>
      <text:p text:style-name="P21">Email carrying links to the cloud will be deleted.</text:p>
      <text:p text:style-name="P21"/>
      <text:p text:style-name="P21">If you are sending the “Happy Birthday Chris” program then there are 3 files <text:span text:style-name="T37">to send.</text:span></text:p>
      <text:p text:style-name="P21"/>
      <text:p text:style-name="P21">Check that the four required identifying comments are on each file.</text:p>
      <text:p text:style-name="P21"/>
      <text:p text:style-name="P21">If you send the program early and later improve the program in any then send again the complete set of files. <text:s/>The later submission will take precedence over any previous submissions. <text:s/>This must be accomplished before the announced end time.</text:p>
      <text:p text:style-name="P21"/>
      <text:p text:style-name="P21">If the program creates a seg fault or has compiler errors the score is already zero. <text:s/>It is better to send the Happy Birthday program.</text:p>
      <text:p text:style-name="P21"/>
      <text:p text:style-name="P23">After <text:span text:style-name="T38">the closing time the test is passed and</text:span> there are no more submissions and no more discussion<text:span text:style-name="T39">s</text:span> about midterm program<text:span text:style-name="T39">s</text:span>.</text:p>
      <text:p text:style-name="P21"/>
      <text:p text:style-name="P21"/>
      <text:p text:style-name="P21"/>
      <text:p text:style-name="P24">Enjoy the rest of your da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7.2$Linux_X86_64 LibreOffice_project/20$Build-2</meta:generator>
    <meta:editing-cycles>0</meta:editing-cycles>
    <meta:editing-duration>P0D</meta:editing-duration>
    <meta:document-statistic meta:table-count="0" meta:image-count="0" meta:object-count="0" meta:page-count="7" meta:paragraph-count="102" meta:word-count="950" meta:character-count="5690" meta:non-whitespace-character-count="4755"/>
  </office:meta>
</office:document-meta>
</file>